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paragraph-rsid="001e4d84"/>
    </style:style>
    <style:style style:name="P2" style:family="paragraph" style:parent-style-name="Table_20_Contents">
      <style:text-properties style:font-name="Courier" fo:font-size="10pt" officeooo:rsid="001dba64" officeooo:paragraph-rsid="0025d0f0" style:font-size-asian="10pt" style:font-size-complex="10pt"/>
    </style:style>
    <style:style style:name="P3" style:family="paragraph" style:parent-style-name="Table_20_Contents">
      <style:text-properties style:font-name="Courier" fo:font-size="10pt" officeooo:rsid="0025d0f0" officeooo:paragraph-rsid="0025d0f0" style:font-size-asian="10pt" style:font-size-complex="10pt"/>
    </style:style>
    <style:style style:name="P4" style:family="paragraph" style:parent-style-name="Table_20_Contents">
      <style:text-properties style:font-name="Courier" fo:font-size="10pt" officeooo:rsid="0029b6e0" officeooo:paragraph-rsid="0029b6e0" style:font-size-asian="10pt" style:font-size-complex="10pt"/>
    </style:style>
    <style:style style:name="P5" style:family="paragraph" style:parent-style-name="Table_20_Contents">
      <style:text-properties style:font-name="Courier" fo:font-size="10pt" officeooo:rsid="00211617" officeooo:paragraph-rsid="00211617" style:font-size-asian="8.75pt" style:font-size-complex="10pt"/>
    </style:style>
    <style:style style:name="P6" style:family="paragraph" style:parent-style-name="Table_20_Contents">
      <style:text-properties style:font-name="Courier" fo:font-size="10pt" officeooo:rsid="00211617" officeooo:paragraph-rsid="002ae744" style:font-size-asian="8.75pt" style:font-size-complex="10pt"/>
    </style:style>
    <style:style style:name="P7" style:family="paragraph" style:parent-style-name="Table_20_Contents">
      <style:text-properties style:font-name="Courier" fo:font-size="10pt" officeooo:rsid="0025d0f0" officeooo:paragraph-rsid="0025d0f0" style:font-size-asian="8.75pt" style:font-size-complex="10pt"/>
    </style:style>
    <style:style style:name="P8" style:family="paragraph" style:parent-style-name="Table_20_Contents">
      <style:text-properties style:font-name="Courier" fo:font-size="10pt" officeooo:rsid="00287de3" officeooo:paragraph-rsid="00287de3" style:font-size-asian="8.75pt" style:font-size-complex="10pt"/>
    </style:style>
    <style:style style:name="P9" style:family="paragraph" style:parent-style-name="Table_20_Contents">
      <style:text-properties style:font-name="Courier" fo:font-size="10pt" fo:font-style="normal" officeooo:rsid="00287de3" officeooo:paragraph-rsid="00287de3" style:font-size-asian="8.75pt" style:font-style-asian="normal" style:font-size-complex="10pt" style:font-style-complex="normal"/>
    </style:style>
    <style:style style:name="P10" style:family="paragraph" style:parent-style-name="Table_20_Contents">
      <style:text-properties style:font-name="Courier" fo:font-size="10pt" fo:font-style="normal" officeooo:rsid="00287de3" officeooo:paragraph-rsid="0028a287" style:font-size-asian="8.75pt" style:font-style-asian="normal" style:font-size-complex="10pt" style:font-style-complex="normal"/>
    </style:style>
    <style:style style:name="P11" style:family="paragraph" style:parent-style-name="Table_20_Contents">
      <style:text-properties style:font-name="Courier" fo:font-size="10pt" fo:font-style="normal" officeooo:rsid="0028a287" officeooo:paragraph-rsid="0028a287" style:font-size-asian="8.75pt" style:font-style-asian="normal" style:font-size-complex="10pt" style:font-style-complex="normal"/>
    </style:style>
    <style:style style:name="P12" style:family="paragraph" style:parent-style-name="Table_20_Contents">
      <style:text-properties officeooo:paragraph-rsid="001faf52"/>
    </style:style>
    <style:style style:name="P13" style:family="paragraph" style:parent-style-name="Table_20_Contents">
      <style:text-properties officeooo:rsid="00211617" officeooo:paragraph-rsid="00211617"/>
    </style:style>
    <style:style style:name="P14" style:family="paragraph" style:parent-style-name="Table_20_Contents">
      <style:text-properties officeooo:rsid="0022d994" officeooo:paragraph-rsid="0022d994"/>
    </style:style>
    <style:style style:name="P15" style:family="paragraph" style:parent-style-name="Standard">
      <style:text-properties officeooo:rsid="0019c08d" officeooo:paragraph-rsid="0019c08d"/>
    </style:style>
    <style:style style:name="P16" style:family="paragraph" style:parent-style-name="Standard">
      <style:text-properties officeooo:rsid="0019c08d" officeooo:paragraph-rsid="001a3407"/>
    </style:style>
    <style:style style:name="P17" style:family="paragraph" style:parent-style-name="Standard">
      <style:text-properties officeooo:rsid="0019c08d" officeooo:paragraph-rsid="001b4ce9"/>
    </style:style>
    <style:style style:name="P18" style:family="paragraph" style:parent-style-name="Standard">
      <style:text-properties officeooo:rsid="001a3407" officeooo:paragraph-rsid="001a3407"/>
    </style:style>
    <style:style style:name="P19" style:family="paragraph" style:parent-style-name="Standard">
      <style:text-properties officeooo:rsid="001b4ce9" officeooo:paragraph-rsid="001b4ce9"/>
    </style:style>
    <style:style style:name="P20" style:family="paragraph" style:parent-style-name="Standard">
      <style:paragraph-properties fo:text-align="center" style:justify-single-word="false"/>
      <style:text-properties officeooo:rsid="001b4ce9" officeooo:paragraph-rsid="001b4ce9"/>
    </style:style>
    <style:style style:name="P21" style:family="paragraph" style:parent-style-name="Standard">
      <style:paragraph-properties fo:text-align="center" style:justify-single-word="false"/>
      <style:text-properties officeooo:rsid="001b4ce9" officeooo:paragraph-rsid="001b90f2"/>
    </style:style>
    <style:style style:name="P22" style:family="paragraph" style:parent-style-name="Standard">
      <style:paragraph-properties fo:text-align="center" style:justify-single-word="false"/>
      <style:text-properties officeooo:rsid="001b90f2" officeooo:paragraph-rsid="001b90f2"/>
    </style:style>
    <style:style style:name="P23" style:family="paragraph" style:parent-style-name="Standard">
      <style:text-properties officeooo:rsid="001b90f2" officeooo:paragraph-rsid="001b90f2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b90f2" officeooo:paragraph-rsid="001b90f2" style:font-weight-asian="bold" style:font-weight-complex="bold"/>
    </style:style>
    <style:style style:name="P25" style:family="paragraph" style:parent-style-name="Standard">
      <style:text-properties fo:font-weight="bold" officeooo:rsid="0022dff7" officeooo:paragraph-rsid="0022dff7" style:font-weight-asian="bold" style:font-weight-complex="bold"/>
    </style:style>
    <style:style style:name="P26" style:family="paragraph" style:parent-style-name="Standard">
      <style:text-properties officeooo:rsid="001dba64" officeooo:paragraph-rsid="001dba64"/>
    </style:style>
    <style:style style:name="P27" style:family="paragraph" style:parent-style-name="Standard">
      <style:text-properties officeooo:rsid="001e4d84" officeooo:paragraph-rsid="001e4d84"/>
    </style:style>
    <style:style style:name="P28" style:family="paragraph" style:parent-style-name="Standard">
      <style:text-properties officeooo:rsid="001e4d84" officeooo:paragraph-rsid="001faf52"/>
    </style:style>
    <style:style style:name="P29" style:family="paragraph" style:parent-style-name="Standard">
      <style:text-properties officeooo:rsid="00211617" officeooo:paragraph-rsid="00211617"/>
    </style:style>
    <style:style style:name="P30" style:family="paragraph" style:parent-style-name="Standard">
      <style:text-properties officeooo:rsid="0022d994" officeooo:paragraph-rsid="0022d994"/>
    </style:style>
    <style:style style:name="P31" style:family="paragraph" style:parent-style-name="Standard">
      <style:text-properties officeooo:rsid="0022dff7" officeooo:paragraph-rsid="0022dff7"/>
    </style:style>
    <style:style style:name="P32" style:family="paragraph" style:parent-style-name="Standard">
      <style:text-properties officeooo:rsid="0022dff7" officeooo:paragraph-rsid="00230b16"/>
    </style:style>
    <style:style style:name="P33" style:family="paragraph" style:parent-style-name="Standard">
      <style:text-properties officeooo:rsid="00253726" officeooo:paragraph-rsid="00253726"/>
    </style:style>
    <style:style style:name="P34" style:family="paragraph" style:parent-style-name="Standard">
      <style:text-properties fo:font-style="normal" officeooo:rsid="00253726" officeooo:paragraph-rsid="00253726" style:font-style-asian="normal" style:font-style-complex="normal"/>
    </style:style>
    <style:style style:name="P35" style:family="paragraph" style:parent-style-name="Standard">
      <style:text-properties fo:font-style="normal" officeooo:rsid="00287de3" officeooo:paragraph-rsid="00287de3" style:font-style-asian="normal" style:font-style-complex="normal"/>
    </style:style>
    <style:style style:name="P36" style:family="paragraph" style:parent-style-name="Standard">
      <style:text-properties fo:font-style="normal" officeooo:rsid="0028a287" officeooo:paragraph-rsid="0028a287" style:font-style-asian="normal" style:font-style-complex="normal"/>
    </style:style>
    <style:style style:name="P37" style:family="paragraph" style:parent-style-name="Standard">
      <style:paragraph-properties fo:break-before="page"/>
      <style:text-properties officeooo:rsid="0019c08d" officeooo:paragraph-rsid="0019c08d"/>
    </style:style>
    <style:style style:name="P38" style:family="paragraph" style:parent-style-name="Standard">
      <style:paragraph-properties fo:break-before="page"/>
      <style:text-properties officeooo:rsid="001dba64" officeooo:paragraph-rsid="001dba64"/>
    </style:style>
    <style:style style:name="P39" style:family="paragraph" style:parent-style-name="Standard" style:list-style-name="L1">
      <style:text-properties officeooo:rsid="001b90f2" officeooo:paragraph-rsid="001b90f2"/>
    </style:style>
    <style:style style:name="P40" style:family="paragraph" style:parent-style-name="Standard" style:list-style-name="L2">
      <style:text-properties officeooo:rsid="00230b16" officeooo:paragraph-rsid="00230b16"/>
    </style:style>
    <style:style style:name="P41" style:family="paragraph" style:parent-style-name="Standard" style:list-style-name="L3">
      <style:text-properties officeooo:rsid="00230b16" officeooo:paragraph-rsid="0023b3af"/>
    </style:style>
    <style:style style:name="P42" style:family="paragraph" style:parent-style-name="Standard" style:list-style-name="L3">
      <style:text-properties officeooo:rsid="0023b3af" officeooo:paragraph-rsid="0023b3af"/>
    </style:style>
    <style:style style:name="P43" style:family="paragraph" style:parent-style-name="Standard" style:list-style-name="L3">
      <style:text-properties officeooo:rsid="00244598" officeooo:paragraph-rsid="00244598"/>
    </style:style>
    <style:style style:name="P44" style:family="paragraph" style:parent-style-name="Standard" style:list-style-name="L3">
      <style:text-properties officeooo:rsid="00247c3f" officeooo:paragraph-rsid="00247c3f"/>
    </style:style>
    <style:style style:name="P45" style:family="paragraph" style:parent-style-name="Standard" style:list-style-name="L3">
      <style:text-properties fo:font-style="normal" officeooo:rsid="00247c3f" officeooo:paragraph-rsid="00247c3f" style:font-style-asian="normal" style:font-style-complex="normal"/>
    </style:style>
    <style:style style:name="P46" style:family="paragraph" style:parent-style-name="Standard" style:list-style-name="L3">
      <style:text-properties fo:font-style="normal" officeooo:rsid="00253726" officeooo:paragraph-rsid="00253726" style:font-style-asian="normal" style:font-style-complex="normal"/>
    </style:style>
    <style:style style:name="P47" style:family="paragraph" style:parent-style-name="Standard">
      <style:text-properties fo:font-style="normal" officeooo:rsid="00253726" officeooo:paragraph-rsid="002f7fcc" style:font-style-asian="normal" style:font-style-complex="normal"/>
    </style:style>
    <style:style style:name="P48" style:family="paragraph" style:parent-style-name="Standard" style:list-style-name="L3">
      <style:text-properties officeooo:rsid="00253726" officeooo:paragraph-rsid="00253726"/>
    </style:style>
    <style:style style:name="P49" style:family="paragraph" style:parent-style-name="Standard">
      <style:text-properties officeooo:rsid="00253726" officeooo:paragraph-rsid="002f7fcc"/>
    </style:style>
    <style:style style:name="P50" style:family="paragraph" style:parent-style-name="Standard" style:list-style-name="L4">
      <style:text-properties officeooo:rsid="00211617" officeooo:paragraph-rsid="00211617"/>
    </style:style>
    <style:style style:name="P51" style:family="paragraph" style:parent-style-name="Standard">
      <style:text-properties officeooo:rsid="001a3407" officeooo:paragraph-rsid="001a3407"/>
    </style:style>
    <style:style style:name="T1" style:family="text">
      <style:text-properties officeooo:rsid="001b4ce9"/>
    </style:style>
    <style:style style:name="T2" style:family="text">
      <style:text-properties officeooo:rsid="001b90f2"/>
    </style:style>
    <style:style style:name="T3" style:family="text">
      <style:text-properties officeooo:rsid="001d0920"/>
    </style:style>
    <style:style style:name="T4" style:family="text">
      <style:text-properties style:font-name="Courier" fo:font-size="10pt" style:font-size-asian="10pt" style:font-size-complex="10pt"/>
    </style:style>
    <style:style style:name="T5" style:family="text">
      <style:text-properties style:font-name="Courier" fo:font-size="10pt" officeooo:rsid="001e4d84" style:font-size-asian="10pt" style:font-size-complex="10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2dff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30b16" style:font-style-asian="italic" style:font-style-complex="italic"/>
    </style:style>
    <style:style style:name="T10" style:family="text">
      <style:text-properties fo:font-style="italic" officeooo:rsid="0022dff7" style:font-style-asian="italic" style:font-style-complex="italic"/>
    </style:style>
    <style:style style:name="T11" style:family="text">
      <style:text-properties fo:font-style="italic" style:font-size-asian="10pt" style:font-style-asian="italic" style:font-style-complex="italic"/>
    </style:style>
    <style:style style:name="T12" style:family="text">
      <style:text-properties officeooo:rsid="0023b3af"/>
    </style:style>
    <style:style style:name="T13" style:family="text">
      <style:text-properties officeooo:rsid="00244598"/>
    </style:style>
    <style:style style:name="T14" style:family="text">
      <style:text-properties officeooo:rsid="00247c3f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44598" style:font-style-asian="normal" style:font-style-complex="normal"/>
    </style:style>
    <style:style style:name="T17" style:family="text">
      <style:text-properties fo:font-style="normal" officeooo:rsid="0022dff7" style:font-style-asian="normal" style:font-style-complex="normal"/>
    </style:style>
    <style:style style:name="T18" style:family="text">
      <style:text-properties officeooo:rsid="00253726"/>
    </style:style>
    <style:style style:name="T19" style:family="text">
      <style:text-properties officeooo:rsid="0025d0f0"/>
    </style:style>
    <style:style style:name="T20" style:family="text">
      <style:text-properties officeooo:rsid="0028a287"/>
    </style:style>
    <style:style style:name="T21" style:family="text">
      <style:text-properties officeooo:rsid="0029b6e0"/>
    </style:style>
    <style:style style:name="T22" style:family="text">
      <style:text-properties officeooo:rsid="002ae744"/>
    </style:style>
    <style:style style:name="T23" style:family="text">
      <style:text-properties officeooo:rsid="002dcd53"/>
    </style:style>
    <style:style style:name="T24" style:family="text">
      <style:text-properties officeooo:rsid="002e9c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uppet Structure</text:p>
      <text:p text:style-name="P19"/>
      <text:p text:style-name="P19">Development Server (devpup01) =&gt; [push] Git Repo Server (gitrepo01:/opt/puppet/s-puppet.git)</text:p>
      <text:p text:style-name="P19">Non-Prod Puppet Master (testpup01) &lt;= [pull] Git Repo Server (gitrepo01:/opt/puppet/s<text:span text:style-name="T18">-</text:span>puppet.git)</text:p>
      <text:p text:style-name="P19">Prod Puppet Master (prodpup01) &lt;= [pull] Git Repo Server (gitrepo01:/opt/puppet/s<text:span text:style-name="T18">-</text:span>puppet.git)</text:p>
      <text:p text:style-name="P19">PCI Puppet Master (prodpup02) &lt;= [pull] Git Repo Server (gitrepo01:/opt/puppet/s<text:span text:style-name="T18">-</text:span>puppet.git)</text:p>
      <text:p text:style-name="P19"/>
      <text:p text:style-name="P22">ALL modules and manifests are created and modified EITHER on the <text:span text:style-name="T1">Development Server </text:span>OR on your local clone AND ONLY in YOUR environment until tested and vetted in YOUR <text:s/>environment, THEN it can be promoted to ‘dev’ <text:s/>environment to be tested more broadly, THEN it can be promoted to <text:s/>non-production environments until approved to go to Production.</text:p>
      <text:p text:style-name="P24">NO CHANGES ARE EVER MADE ON THE PUPPET MASTERS THEMSELVES!</text:p>
      <text:p text:style-name="P24"/>
      <text:p text:style-name="P20">devpup01</text:p>
      <text:p text:style-name="P20">push <text:s text:c="11"/><text:span text:style-name="T2">|</text:span> <text:s text:c="19"/></text:p>
      <text:p text:style-name="P20">V</text:p>
      <text:p text:style-name="P22">Git Repository</text:p>
      <text:p text:style-name="P21">pu<text:span text:style-name="T2">ll <text:s/></text:span><text:s text:c="13"/>/ <text:s text:c="27"/>| <text:s text:c="27"/>\ <text:s text:c="20"/></text:p>
      <text:p text:style-name="P21">V <text:s text:c="26"/>V <text:s text:c="26"/>V</text:p>
      <text:p text:style-name="P20">testpup01 <text:s text:c="12"/>prodpup01 <text:s text:c="11"/>prodpup02</text:p>
      <text:p text:style-name="P17"/>
      <text:p text:style-name="P17"/>
      <text:p text:style-name="P23">All modules ‘should’ be either completely agnostic, OR contain logic to be able to work with <text:span text:style-name="T3">ANY/ALL of </text:span>the following:</text:p>
      <text:p text:style-name="P23"/>
      <text:list xml:id="list431410852" text:style-name="L1">
        <text:list-item>
          <text:p text:style-name="P39">ANY O<text:span text:style-name="T3">perating </text:span>S<text:span text:style-name="T3">ystem</text:span></text:p>
        </text:list-item>
        <text:list-item>
          <text:p text:style-name="P39">ANY OS-Release</text:p>
        </text:list-item>
        <text:list-item>
          <text:p text:style-name="P39">ANY Environment</text:p>
        </text:list-item>
        <text:list-item>
          <text:p text:style-name="P39">ANY <text:span text:style-name="T3">other </text:span>“Special Needs”</text:p>
        </text:list-item>
      </text:list>
      <text:p text:style-name="P23"/>
      <text:p text:style-name="P25">Puppet Basics</text:p>
      <text:p text:style-name="P31">Puppet-Root<text:tab/><text:tab/>=&gt;<text:tab/>/etc/puppet</text:p>
      <text:p text:style-name="P31">Git-Root<text:tab/><text:tab/>=&gt;<text:tab/>/etc/puppet</text:p>
      <text:p text:style-name="P32">Environment-Root<text:tab/>=&gt;<text:tab/><text:span text:style-name="T9">&lt;</text:span><text:span text:style-name="T8">Puppet-Root</text:span><text:span text:style-name="T9">&gt;</text:span>/environments/</text:p>
      <text:p text:style-name="P32">Node-Definitions<text:tab/>=&gt;<text:tab/><text:span text:style-name="T9">&lt;</text:span><text:span text:style-name="T8">Environment-Root</text:span><text:span text:style-name="T9">&gt;</text:span>/&lt;<text:span text:style-name="T8">env</text:span>&gt;/manifests/</text:p>
      <text:list xml:id="list2041494075" text:style-name="L2">
        <text:list-item>
          <text:p text:style-name="P40">These are actually in the sub-dir <text:span text:style-name="T8">&lt;</text:span><text:span text:style-name="T10">Environment-Root</text:span><text:span text:style-name="T8">&gt;</text:span><text:span text:style-name="T7">/&lt;</text:span><text:span text:style-name="T10">env</text:span><text:span text:style-name="T7">&gt;/manifests/</text:span>nodes/</text:p>
        </text:list-item>
        <text:list-item>
          <text:p text:style-name="P40">A <text:span text:style-name="T7">Node-Definition </text:span>has the client’s FQDN, all variables it needs to execute the assigned module/s, and all modules listed that it is supposed to receive.</text:p>
        </text:list-item>
        <text:list-item>
          <text:p text:style-name="P40">This is where all node (client) definitions are stated.</text:p>
        </text:list-item>
        <text:list-item>
          <text:p text:style-name="P40">All node (client) variables are declared.</text:p>
        </text:list-item>
      </text:list>
      <text:p text:style-name="P32">Module-Definitions<text:tab/>=&gt;<text:tab/><text:span text:style-name="T9">&lt;</text:span><text:span text:style-name="T8">Environment-Root</text:span><text:span text:style-name="T9">&gt;</text:span>/&lt;<text:span text:style-name="T8">env</text:span>&gt;/modules/</text:p>
      <text:list xml:id="list299594134" text:style-name="L3">
        <text:list-item>
          <text:p text:style-name="P41">A <text:span text:style-name="T7">Module-Definition </text:span>contains all of the parameters, configurations, variables, <text:span text:style-name="T12">and dependencies to ensure a client receives the intended purpose of the module,</text:span></text:p>
        </text:list-item>
        <text:list-item>
          <text:p text:style-name="P42">According to ALL “Best-Practice”, github, <text:span text:style-name="T13">sourceforge, and others, a single module should:</text:span></text:p>
          <text:list>
            <text:list-item>
              <text:p text:style-name="P43">Stand on it’s own without the need to <text:span text:style-name="T8">Create</text:span> a second module just to support the first.</text:p>
            </text:list-item>
            <text:list-item>
              <text:p text:style-name="P43">Be completely agnostic in relation to OS, OS-Release, Environment, Architecture, or any other Special Need/<text:span text:style-name="T14">s</text:span></text:p>
              <text:list>
                <text:list-item>
                  <text:p text:style-name="P44">ALL logic to make the module “self-contained” to be defined in SINGLE module, OR, referred to a variable defined in the <text:s/><text:span text:style-name="T10">Node-Definition </text:span><text:span text:style-name="T15">for each client individually.</text:span></text:p>
                </text:list-item>
                <text:list-item>
                  <text:p text:style-name="P44"><text:soft-page-break/><text:span text:style-name="T15">Every Module should be able to be copied to every environment with NO need for ANY modification and be able to be applied to ANY client regarless of </text:span><text:span text:style-name="T16">OS, OS-Release, Environment, Architecture, or any other Special Need/</text:span><text:span text:style-name="T15">s</text:span></text:p>
                </text:list-item>
              </text:list>
            </text:list-item>
          </text:list>
        </text:list-item>
        <text:list-item>
          <text:p text:style-name="P45">Puppet modules are written in Ruby and require getting used to the syntax structure</text:p>
        </text:list-item>
        <text:list-item>
          <text:p text:style-name="P46">Modules that manage config files</text:p>
          <text:list>
            <text:list-item>
              <text:p text:style-name="P48"><text:span text:style-name="T15">Config files that are “Flat” files (Require no variable replacements) are placed in the </text:span><text:span text:style-name="T9">&lt;</text:span><text:span text:style-name="T10">Environment-Root</text:span><text:span text:style-name="T9">&gt;</text:span><text:span text:style-name="T17">/&lt;</text:span><text:span text:style-name="T10">env</text:span><text:span text:style-name="T17">&gt;/modules/</text:span><text:span text:style-name="T8">&lt;modulename&gt;</text:span><text:span text:style-name="T15">/files/ directory.</text:span></text:p>
            </text:list-item>
            <text:list-item>
              <text:p text:style-name="P48"><text:span text:style-name="T15">Config files that are “Template” files (Require variable replacements) are placed in the </text:span><text:span text:style-name="T9">&lt;</text:span><text:span text:style-name="T10">Environment-Root</text:span><text:span text:style-name="T9">&gt;</text:span><text:span text:style-name="T17">/&lt;</text:span><text:span text:style-name="T10">env</text:span><text:span text:style-name="T17">&gt;/modules/</text:span><text:span text:style-name="T8">&lt;modulename&gt;</text:span><text:span text:style-name="T15">/templates/ directory.</text:span></text:p>
            </text:list-item>
          </text:list>
        </text:list-item>
      </text:list>
      <text:p text:style-name="P34"/>
      <text:p text:style-name="P35">Helpful puppet commands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## Clear Master keys and generate new one</text:p>
            <text:p text:style-name="P8"># puppet master –verbose –no-daemonize</text:p>
            <text:p text:style-name="P8">#</text:p>
            <text:p text:style-name="P8">## Remove client old ssl cert so it can request a new one</text:p>
            <text:p text:style-name="P8"># puppet cert clean <text:span text:style-name="T8">&lt;client-fqdn&gt;</text:span></text:p>
            <text:p text:style-name="P9">#</text:p>
            <text:p text:style-name="P9">## test the syntax of a module before client-testing</text:p>
            <text:p text:style-name="P9"># puppet parser validate <text:span text:style-name="T9">&lt;</text:span><text:span text:style-name="T10">Environment-Root</text:span><text:span text:style-name="T9">&gt;</text:span><text:span text:style-name="T7">/&lt;</text:span><text:span text:style-name="T10">env</text:span><text:span text:style-name="T7">&gt;/modules/</text:span><text:span text:style-name="T10">&lt;modulename&gt;</text:span><text:span text:style-name="T7">/</text:span>manifests/<text:span text:style-name="T22">&lt;</text:span><text:span text:style-name="T8">init</text:span><text:span text:style-name="T22">&gt;</text:span>.pp</text:p>
            <text:p text:style-name="P9"># </text:p>
            <text:p text:style-name="P9">## Search the puppet community for a community-made module</text:p>
            <text:p text:style-name="P9"># puppet module search <text:span text:style-name="T8">&lt;objective/need/keyword&gt;</text:span></text:p>
            <text:p text:style-name="P11">## EXAMPLE</text:p>
            <text:p text:style-name="P10"># puppet module search <text:span text:style-name="T20">susefirewall</text:span></text:p>
            <text:p text:style-name="P11">## OUTPUT</text:p>
            <text:p text:style-name="P11"># sharumpe-susefirewall2 <text:s/>Manages SuSEfirewall2 in /etc/sysconf... <text:s/>@sharumpe firewall suse</text:p>
            <text:p text:style-name="P9">## Download a module from module search <text:span text:style-name="T20">EXAMPLE</text:span></text:p>
            <text:p text:style-name="P10"># puppet module <text:span text:style-name="T20">install</text:span> <text:span text:style-name="T20">sharumpe-susefirewall2</text:span></text:p>
          </table:table-cell>
        </table:table-row>
      </table:table>
      <text:p text:style-name="P35"/>
      <text:p text:style-name="P36">Facter</text:p>
      <text:p text:style-name="P36">Use facter to view the $variable <text:span text:style-name="T21">values </text:span>mentioned in a module <text:span text:style-name="T21">(facter command to see ALL)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># facter architecture operatingsystem operatingsystemrelease processorcount memorysize swapsizearchitecture =&gt; x86_64</text:p>
            <text:p text:style-name="P4">memorysize =&gt; 2.94 GB</text:p>
            <text:p text:style-name="P4">operatingsystem =&gt; SLES</text:p>
            <text:p text:style-name="P4">operatingsystemrelease =&gt; 12.3</text:p>
            <text:p text:style-name="P4">processorcount =&gt; 2</text:p>
            <text:p text:style-name="P4">swapsize =&gt; 2.49 GB</text:p>
          </table:table-cell>
        </table:table-row>
      </table:table>
      <text:p text:style-name="P36"/>
      <text:p text:style-name="P38">Git Info:</text:p>
      <text:p text:style-name="P28"/>
      <text:p text:style-name="P26">To ‘git’ a local clone to work out of-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#<text:span text:style-name="T19"># Create structure</text:span></text:p>
            <text:p text:style-name="P3"># mkdir ~/mygit<text:span text:style-name="T22">-</text:span>repository</text:p>
            <text:p text:style-name="P3"># cd ~/mygit<text:span text:style-name="T22">-</text:span>repository</text:p>
            <text:p text:style-name="P2"><text:span text:style-name="T19">#</text:span> git clone <text:s/><text:span text:style-name="T1">gitrepo01:/opt/puppet/s-puppet.git</text:span></text:p>
            <text:p text:style-name="P3"># cd <text:span text:style-name="T8">&lt;TAB&gt; ## This is now your Git-Root on your local system</text:span></text:p>
          </table:table-cell>
        </table:table-row>
      </table:table>
      <text:p text:style-name="P26"/>
      <text:p text:style-name="P27">Setup you user for commits-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span text:style-name="T5"># </text:span><text:span text:style-name="Source_20_Text"><text:span text:style-name="T4">git</text:span></text:span><text:span text:style-name="T4"> </text:span><text:span text:style-name="Source_20_Text"><text:span text:style-name="T4">config</text:span></text:span><text:span text:style-name="T4"> </text:span><text:span text:style-name="Source_20_Text"><text:span text:style-name="T4">--global</text:span></text:span><text:span text:style-name="T4"> </text:span><text:span text:style-name="Source_20_Text"><text:span text:style-name="T4">user.name</text:span></text:span><text:span text:style-name="T4"> </text:span><text:span text:style-name="Source_20_Text"><text:span text:style-name="T4">"Your Name"</text:span></text:span></text:p>
            <text:p text:style-name="P1"><text:span text:style-name="T5"># </text:span><text:span text:style-name="Source_20_Text"><text:span text:style-name="T4">git</text:span></text:span><text:span text:style-name="T4"> </text:span><text:span text:style-name="Source_20_Text"><text:span text:style-name="T4">config</text:span></text:span><text:span text:style-name="T4"> </text:span><text:span text:style-name="Source_20_Text"><text:span text:style-name="T4">--global</text:span></text:span><text:span text:style-name="T4"> </text:span><text:span text:style-name="Source_20_Text"><text:span text:style-name="T4">user.email</text:span></text:span><text:span text:style-name="T4"> </text:span><text:span text:style-name="Source_20_Text"><text:span text:style-name="T4">your.email@example.co</text:span></text:span><text:span text:style-name="Source_20_Text"><text:span text:style-name="T5">m</text:span></text:span></text:p>
          </table:table-cell>
        </table:table-row>
      </table:table>
      <text:p text:style-name="P27"/>
      <text:p text:style-name="P29">Daily Usage-</text:p>
      <text:p text:style-name="P29">Must be in this order-</text:p>
      <text:list xml:id="list3677162670" text:style-name="L4">
        <text:list-item>
          <text:p text:style-name="P50">On the <text:span text:style-name="T1">Development Server</text:span></text:p>
          <text:list>
            <text:list-item>
              <text:p text:style-name="P50">Stage the changes made to commit (MUST be done from the git-clone root)</text:p>
            </text:list-item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5"># cd /etc/puppet</text:p>
            <text:p text:style-name="P7">## OR -</text:p>
            <text:p text:style-name="P7"># cd <text:span text:style-name="T8">&lt;</text:span><text:span text:style-name="T11">Git-Root&gt; ## if on local system</text:span></text:p>
            <text:p text:style-name="P5"># git add &lt;changed-directory or file&gt;</text:p>
          </table:table-cell>
        </table:table-row>
      </table:table>
      <text:p text:style-name="P29"/>
      <text:list xml:id="list170550132588346" text:continue-numbering="true" text:style-name="L4">
        <text:list-item>
          <text:list>
            <text:list-item>
              <text:p text:style-name="P50">Commit the changes with a “Comment” of what was changed</text:p>
            </text:list-item>
          </text:list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5"># git commit -a -m “List of changes made, and any <text:span text:style-name="T22">reference</text:span>- i.e. RFC#, <text:span text:style-name="T24">JIRA#,</text:span> etc”</text:p>
          </table:table-cell>
        </table:table-row>
      </table:table>
      <text:p text:style-name="P29"/>
      <text:list xml:id="list170551393870060" text:continue-numbering="true" text:style-name="L4">
        <text:list-item>
          <text:list>
            <text:list-item>
              <text:p text:style-name="P50">Push the commit to the repository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5"># git push origin master <text:span text:style-name="T24">(Or branch if using branched git)</text:span></text:p>
          </table:table-cell>
        </table:table-row>
      </table:table>
      <text:p text:style-name="P29"/>
      <text:list xml:id="list170550333793857" text:continue-numbering="true" text:style-name="L4">
        <text:list-item>
          <text:p text:style-name="P50">On the Puppet Master/s</text:p>
          <text:list>
            <text:list-item>
              <text:p text:style-name="P50">Pull the commit from the repository</text:p>
            </text:list-item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6"># cd /etc/puppet</text:p>
            <text:p text:style-name="P5"># git pull origin master</text:p>
          </table:table-cell>
        </table:table-row>
      </table:table>
      <text:p text:style-name="P29"/>
      <text:list xml:id="list170550856079075" text:continue-numbering="true" text:style-name="L4">
        <text:list-item>
          <text:p text:style-name="P50">Exit the Puppet Master</text:p>
        </text:list-item>
      </text:list>
      <text:p text:style-name="P29"/>
      <text:p text:style-name="P29">Other Useful git commands-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3">## Check commit status</text:p>
            <text:p text:style-name="P13"># git status</text:p>
            <text:p text:style-name="P13">## Review comments from commits </text:p>
            <text:p text:style-name="P13"># git log</text:p>
          </table:table-cell>
        </table:table-row>
      </table:table>
      <text:p text:style-name="P29"/>
      <text:p text:style-name="P30"><text:span text:style-name="T6">DO NOT USE </text:span>Unless you know what you’re doing!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4">## Something broke in last commit- revert</text:p>
            <text:p text:style-name="P14"># git log # Find the commit that broke it, copy the &lt;commit-ID&gt;</text:p>
            <text:p text:style-name="P14"># git revert &lt;commit-ID&gt;</text:p>
            <text:p text:style-name="P14">#</text:p>
            <text:p text:style-name="P14"><text:soft-page-break/>## Working with Branches</text:p>
            <text:p text:style-name="P14"># git branch # List existing branch and “*” the one you are currently in</text:p>
            <text:p text:style-name="P14"># git branch &lt;branchname&gt; # create a new branch named &lt;branchname&gt;</text:p>
            <text:p text:style-name="P14"># git checkout &lt;branchname&gt; # leave “master” and checkout branch &lt;branchname&gt;</text:p>
            <text:p text:style-name="P14"># git checkout master # Leave your branch and return to ‘master’</text:p>
            <text:p text:style-name="P14"># git merge …….. # NEVER use- Only ONE person or team should EVER do the merges</text:p>
          </table:table-cell>
        </table:table-row>
      </table:table>
      <text:p text:style-name="P30"/>
      <text:p text:style-name="P30"/>
      <text:p text:style-name="P37">In /etc/puppet/ <text:span text:style-name="T1">on Development Server (devpup01)</text:span></text:p>
      <text:p text:style-name="P15">environments/</text:p>
      <text:p text:style-name="P15">├── dev</text:p>
      <text:p text:style-name="P15">├── mdev</text:p>
      <text:p text:style-name="P15">├── onetime</text:p>
      <text:p text:style-name="P15">├── pci</text:p>
      <text:p text:style-name="P15">├── prod</text:p>
      <text:p text:style-name="P15">├── production</text:p>
      <text:p text:style-name="P15">├── sbx</text:p>
      <text:p text:style-name="P15">└── uat</text:p>
      <text:p text:style-name="P15"/>
      <text:p text:style-name="P16">environments/mdev/</text:p>
      <text:p text:style-name="P16">├── environment.conf</text:p>
      <text:p text:style-name="P16">├── manifests</text:p>
      <text:p text:style-name="P16">│   ├── nodes</text:p>
      <text:p text:style-name="P16">│   │   ├── cpup.pp</text:p>
      <text:p text:style-name="P16">│   │   ├── devnodes -&gt; /etc/puppet/environments/dev/manifests/nodes</text:p>
      <text:p text:style-name="P16">│   │   ├── dpup.pp</text:p>
      <text:p text:style-name="P16">│   │   ├── pcinodes -&gt; /etc/puppet/environments/pci/manifests/nodes</text:p>
      <text:p text:style-name="P16">│   │   ├── prdnodes -&gt; /etc/puppet/environments/prod/manifests/nodes</text:p>
      <text:p text:style-name="P16">│   │   ├── sbxnodes -&gt; /etc/puppet/environments/sbx/manifests/nodes</text:p>
      <text:p text:style-name="P16">│   │   ├── srdev.pp</text:p>
      <text:p text:style-name="P16">│   │   ├── team.pp</text:p>
      <text:p text:style-name="P16">│   │   ├── template.txppt</text:p>
      <text:p text:style-name="P16">│   │   ├── uatnodes -&gt; /etc/puppet/environments/uat/manifests/nodes</text:p>
      <text:p text:style-name="P16">│   │   ├── usmg.pp</text:p>
      <text:p text:style-name="P16">│   └── site.pp</text:p>
      <text:p text:style-name="P16">└── modules</text:p>
      <text:p text:style-name="P16"/>
      <text:p text:style-name="P16"/>
      <text:p text:style-name="P18">environments/mdev/modules/</text:p>
      <text:p text:style-name="P18">├── Archive</text:p>
      <text:p text:style-name="P18">├── Hold</text:p>
      <text:p text:style-name="P18">├── README</text:p>
      <text:p text:style-name="P18">├── ad-sl12-wb</text:p>
      <text:p text:style-name="P18">├── auditd</text:p>
      <text:p text:style-name="P18">├── cron</text:p>
      <text:p text:style-name="P18">├── groups</text:p>
      <text:p text:style-name="P18">├── hardening</text:p>
      <text:p text:style-name="P18">├── hosts</text:p>
      <text:p text:style-name="P18">├── ilmt</text:p>
      <text:p text:style-name="P18">├── inprogress</text:p>
      <text:p text:style-name="P18">├── kerberos</text:p>
      <text:p text:style-name="P18">├── ldap-client</text:p>
      <text:p text:style-name="P18">├── ldapclient</text:p>
      <text:p text:style-name="P18">├── localrepo</text:p>
      <text:p text:style-name="P18">├── nmap</text:p>
      <text:p text:style-name="P18">├── nscd</text:p>
      <text:p text:style-name="P18">├── ntp</text:p>
      <text:p text:style-name="P18"><text:soft-page-break/>├── ntp-serv</text:p>
      <text:p text:style-name="P18">├── ntp-test</text:p>
      <text:p text:style-name="P18">├── pam</text:p>
      <text:p text:style-name="P18">├── pam_v2</text:p>
      <text:p text:style-name="P18">├── puppet_vim</text:p>
      <text:p text:style-name="P18">├── resolver</text:p>
      <text:p text:style-name="P18">├── rhfw</text:p>
      <text:p text:style-name="P18">├── rhn</text:p>
      <text:p text:style-name="P18">├── rhnlib-tls</text:p>
      <text:p text:style-name="P18">├── rhnlib-tmp</text:p>
      <text:p text:style-name="P18">├── rhsw</text:p>
      <text:p text:style-name="P18">├── samba</text:p>
      <text:p text:style-name="P18">├── snginx</text:p>
      <text:p text:style-name="P18">├── snmp</text:p>
      <text:p text:style-name="P18">├── splunk</text:p>
      <text:p text:style-name="P18">├── squid</text:p>
      <text:p text:style-name="P18">├── ssh</text:p>
      <text:p text:style-name="P18">├── sssd</text:p>
      <text:p text:style-name="P18">├── sssdld</text:p>
      <text:p text:style-name="P18">├── static</text:p>
      <text:p text:style-name="P18">├── stdlib</text:p>
      <text:p text:style-name="P18">├── sudo</text:p>
      <text:p text:style-name="P18">├── suma-client</text:p>
      <text:p text:style-name="P18">├── susefirewall2</text:p>
      <text:p text:style-name="P18">├── susefw</text:p>
      <text:p text:style-name="P18">├── synchome</text:p>
      <text:p text:style-name="P18">├── sysctl</text:p>
      <text:p text:style-name="P18">├── sysctl-pxy</text:p>
      <text:p text:style-name="P18">├── syslog-ng</text:p>
      <text:p text:style-name="P18">├── sysstat</text:p>
      <text:p text:style-name="P18">├── tcpdump</text:p>
      <text:p text:style-name="P18">├── team-docs</text:p>
      <text:p text:style-name="P18">├── team-scripts</text:p>
      <text:p text:style-name="P18">├── tlm</text:p>
      <text:p text:style-name="P18">├── tsm-client</text:p>
      <text:p text:style-name="P18">└── users</text:p>
      <text:p text:style-name="P18"/>
      <text:p text:style-name="P47">Good references:</text:p>
      <text:p text:style-name="P49"><text:a xlink:type="simple" xlink:href="https://puppet.com/docs/puppet/4.9/type.html#exec" text:style-name="Internet_20_link" text:visited-style-name="Visited_20_Internet_20_Link"><text:span text:style-name="T15">https://puppet.com/docs/puppet/4.9/type.html#exec</text:span></text:a></text:p>
      <text:p text:style-name="P49"><text:a xlink:type="simple" xlink:href="https://devops.com/puppet-best-practices/" text:style-name="Internet_20_link" text:visited-style-name="Visited_20_Internet_20_Link"><text:span text:style-name="T15">https://devops.com/puppet-best-practices/</text:span></text:a></text:p>
      <text:p text:style-name="P49"><text:a xlink:type="simple" xlink:href="http://elatov.github.io/2014/09/writing-better-puppet-modules/" text:style-name="Internet_20_link" text:visited-style-name="Visited_20_Internet_20_Link"><text:span text:style-name="T15">http://elatov.github.io/2014/09/writing-better-puppet-modules/</text:span></text:a></text:p>
      <text:p text:style-name="P49"><text:a xlink:type="simple" xlink:href="http://eholzbach.github.io/blog/separating-data-from-code-using-hiera-in-puppet/" text:style-name="Internet_20_link" text:visited-style-name="Visited_20_Internet_20_Link"><text:span text:style-name="T15">http://eholzbach.github.io/blog/separating-data-from-code-using-hiera-in-puppe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ller </meta:initial-creator>
    <meta:creation-date>2017-11-06T11:22:27.952659526</meta:creation-date>
    <dc:date>2018-12-19T17:05:49.517929347</dc:date>
    <meta:editing-duration>PT55M14S</meta:editing-duration>
    <meta:editing-cycles>12</meta:editing-cycles>
    <meta:generator>LibreOffice/6.0.5.2$Linux_X86_64 LibreOffice_project/00m0$Build-2</meta:generator>
    <meta:printed-by>smiller </meta:printed-by>
    <meta:print-date>2017-11-06T13:56:30.342871596</meta:print-date>
    <meta:document-statistic meta:table-count="10" meta:image-count="0" meta:object-count="0" meta:page-count="6" meta:paragraph-count="195" meta:word-count="1057" meta:character-count="7203" meta:non-whitespace-character-count="6114"/>
  </office:meta>
</office:document-meta>
</file>